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T1" style:family="text">
      <style:text-properties officeooo:rsid="001b14c1"/>
    </style:style>
    <style:style style:name="T2" style:family="text">
      <style:text-properties officeooo:rsid="001e7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d times by Charles Dickens</text:p>
      <text:p text:style-name="P1">page 1:</text:p>
      <text:p text:style-name="P2">BOOK THE FIRST – SOWING</text:p>
      <text:p text:style-name="P2">CHAPTER ONE – The ONE THING NEEDFUL</text:p>
      <text:p text:style-name="P2">‘Now, what I want is, Facts. Teach these boys and girls nothing but Facts. Facts alone are wanted in life. Plant nothing else, and root out everything else. You can only form the minds of reasoning animals upon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3">The scene was a plain, <text:s/>bare, monotonous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cellarage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he head had scarcely warehouse-room for the hard facts stored inside. The speaker’s obstinate carriage, square coat, square lags, square shoulder, -nay, his very neckcloth, trained to tale him by the throat <text:s/>with an unaccommodating grasp, like a stubborn fact, as it was, - all helped the empasis. </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Roya" svg:font-family="IRRo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31T01:57:08.029145130</meta:creation-date>
    <dc:date>2023-02-11T23:12:46.091832276</dc:date>
    <meta:editing-duration>PT1H15M35S</meta:editing-duration>
    <meta:editing-cycles>10</meta:editing-cycles>
    <meta:generator>LibreOffice/6.0.7.3$Linux_X86_64 LibreOffice_project/00m0$Build-3</meta:generator>
    <meta:document-statistic meta:table-count="0" meta:image-count="0" meta:object-count="0" meta:page-count="2" meta:paragraph-count="6" meta:word-count="274" meta:character-count="1587" meta:non-whitespace-character-count="1313"/>
  </office:meta>
</office:document-meta>
</file>